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1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2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6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Móvel</text:p>
          </table:table-cell>
          <table:table-cell table:style-name="ce2" office:value-type="string" calcext:value-type="string">
            <text:p>Metal (kg)</text:p>
          </table:table-cell>
          <table:table-cell table:style-name="ce2" office:value-type="string" calcext:value-type="string">
            <text:p>Madeira (kg)</text:p>
          </table:table-cell>
          <table:table-cell table:style-name="ce2" office:value-type="string" calcext:value-type="string">
            <text:p>Plástico (kg)</text:p>
          </table:table-cell>
        </table:table-row>
        <table:table-row table:style-name="ro1">
          <table:table-cell office:value-type="string" calcext:value-type="string">
            <text:p>AR CONDICIONADO JANELA G.</text:p>
          </table:table-cell>
          <table:table-cell table:style-name="ce4" office:value-type="float" office:value="48.4" calcext:value-type="float">
            <text:p>48,40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.7" calcext:value-type="float">
            <text:p>1,700</text:p>
          </table:table-cell>
        </table:table-row>
        <table:table-row table:style-name="ro1">
          <table:table-cell office:value-type="string" calcext:value-type="string">
            <text:p>AR CONDICIONADO JANELA P.</text:p>
          </table:table-cell>
          <table:table-cell table:style-name="ce4" office:value-type="float" office:value="37.5" calcext:value-type="float">
            <text:p>37,50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.1" calcext:value-type="float">
            <text:p>1,100</text:p>
          </table:table-cell>
        </table:table-row>
        <table:table-row table:style-name="ro1">
          <table:table-cell office:value-type="string" calcext:value-type="string">
            <text:p>ARMÁRIO DE AÇO</text:p>
          </table:table-cell>
          <table:table-cell table:style-name="ce4" office:value-type="float" office:value="32" calcext:value-type="float">
            <text:p>32,0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MÁRIO MADEIRA C/ PORTA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4.5" calcext:value-type="float">
            <text:p>44,50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MÁRIO MADEIRA S/ PORTA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9.4" calcext:value-type="float">
            <text:p>39,40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DEIRA FIXA</text:p>
          </table:table-cell>
          <table:table-cell table:style-name="ce4" office:value-type="float" office:value="3" calcext:value-type="float">
            <text:p>3,000</text:p>
          </table:table-cell>
          <table:table-cell table:style-name="ce4" office:value-type="float" office:value="1.8" calcext:value-type="float">
            <text:p>1,80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DEIRA GIRATÓRIA</text:p>
          </table:table-cell>
          <table:table-cell table:style-name="ce4" office:value-type="float" office:value="6.15" calcext:value-type="float">
            <text:p>6,150</text:p>
          </table:table-cell>
          <table:table-cell table:style-name="ce4" office:value-type="float" office:value="2.95" calcext:value-type="float">
            <text:p>2,950</text:p>
          </table:table-cell>
          <table:table-cell table:style-name="ce4" office:value-type="float" office:value="0.8" calcext:value-type="float">
            <text:p>0,800</text:p>
          </table:table-cell>
        </table:table-row>
        <table:table-row table:style-name="ro1">
          <table:table-cell office:value-type="string" calcext:value-type="string">
            <text:p>CÂMERA DE SEGURANÇA INTERNA</text:p>
          </table:table-cell>
          <table:table-cell table:style-name="ce4" office:value-type="float" office:value="0.55" calcext:value-type="float">
            <text:p>0,55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ÂMERA DE SEGURANÇA EXTERNA</text:p>
          </table:table-cell>
          <table:table-cell table:style-name="ce4" office:value-type="float" office:value="0.98" calcext:value-type="float">
            <text:p>0,98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L DE ALARME</text:p>
          </table:table-cell>
          <table:table-cell table:style-name="ce4" office:value-type="float" office:value="6.2" calcext:value-type="float">
            <text:p>6,2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MPUTADOR</text:p>
          </table:table-cell>
          <table:table-cell table:style-name="ce4" office:value-type="float" office:value="6.8" calcext:value-type="float">
            <text:p>6,8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SCANINHO 18 REPARTIÇÕES</text:p>
          </table:table-cell>
          <table:table-cell table:style-name="ce4" office:value-type="float" office:value="60.2" calcext:value-type="float">
            <text:p>60,2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SCANINHO 9 REPARTIÇÕES</text:p>
          </table:table-cell>
          <table:table-cell table:style-name="ce4" office:value-type="float" office:value="29.25" calcext:value-type="float">
            <text:p>29,25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STANTE 4 PRATELEIRAS</text:p>
          </table:table-cell>
          <table:table-cell table:style-name="ce4" office:value-type="float" office:value="17" calcext:value-type="float">
            <text:p>17,0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STANTE 5 PRATELEIRAS</text:p>
          </table:table-cell>
          <table:table-cell table:style-name="ce4" office:value-type="float" office:value="22" calcext:value-type="float">
            <text:p>22,0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STANTE 7 PRATELEIRAS</text:p>
          </table:table-cell>
          <table:table-cell table:style-name="ce4" office:value-type="float" office:value="38" calcext:value-type="float">
            <text:p>38,0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.85" calcext:value-type="float">
            <text:p>2,850</text:p>
          </table:table-cell>
        </table:table-row>
        <table:table-row table:style-name="ro1">
          <table:table-cell office:value-type="string" calcext:value-type="string">
            <text:p>GAVETEIRO COMPLEMENTA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2.6" calcext:value-type="float">
            <text:p>22,60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AVETEIRO VOLAN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3.45" calcext:value-type="float">
            <text:p>23,45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AVADOR DE CIRCUITO DVR G</text:p>
          </table:table-cell>
          <table:table-cell table:style-name="ce4" office:value-type="float" office:value="5.1" calcext:value-type="float">
            <text:p>5,1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AVADOR DE CIRCUITO DVR P</text:p>
          </table:table-cell>
          <table:table-cell table:style-name="ce4" office:value-type="float" office:value="1.6" calcext:value-type="float">
            <text:p>1,6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MPRESSORA MATRICIAL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6.65" calcext:value-type="float">
            <text:p>6,650</text:p>
          </table:table-cell>
        </table:table-row>
        <table:table-row table:style-name="ro1">
          <table:table-cell office:value-type="string" calcext:value-type="string">
            <text:p>LEITOR OPTIC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25" calcext:value-type="float">
            <text:p>0,250</text:p>
          </table:table-cell>
        </table:table-row>
        <table:table-row table:style-name="ro1">
          <table:table-cell office:value-type="string" calcext:value-type="string">
            <text:p>MAQUINA DE DATILOGRAFIA</text:p>
          </table:table-cell>
          <table:table-cell table:style-name="ce4" office:value-type="float" office:value="11.85" calcext:value-type="float">
            <text:p>11,85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SA AUDIÊNCIA</text:p>
          </table:table-cell>
          <table:table-cell table:style-name="ce4" office:value-type="float" office:value="9" calcext:value-type="float">
            <text:p>9,000</text:p>
          </table:table-cell>
          <table:table-cell table:style-name="ce4" office:value-type="float" office:value="40.6" calcext:value-type="float">
            <text:p>40,60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SA AUXILIAR</text:p>
          </table:table-cell>
          <table:table-cell table:style-name="ce4" office:value-type="float" office:value="5.1" calcext:value-type="float">
            <text:p>5,100</text:p>
          </table:table-cell>
          <table:table-cell table:style-name="ce4" office:value-type="float" office:value="13.6" calcext:value-type="float">
            <text:p>13,60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SA COMPLEMENTAR</text:p>
          </table:table-cell>
          <table:table-cell table:style-name="ce4" office:value-type="float" office:value="4.7" calcext:value-type="float">
            <text:p>4,700</text:p>
          </table:table-cell>
          <table:table-cell table:style-name="ce4" office:value-type="float" office:value="7.55" calcext:value-type="float">
            <text:p>7,55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SA DE TRABALHO</text:p>
          </table:table-cell>
          <table:table-cell table:style-name="ce4" office:value-type="float" office:value="7.75" calcext:value-type="float">
            <text:p>7,750</text:p>
          </table:table-cell>
          <table:table-cell table:style-name="ce4" office:value-type="float" office:value="19.7" calcext:value-type="float">
            <text:p>19,70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SA REDONDA</text:p>
          </table:table-cell>
          <table:table-cell table:style-name="ce4" office:value-type="float" office:value="7.1" calcext:value-type="float">
            <text:p>7,100</text:p>
          </table:table-cell>
          <table:table-cell table:style-name="ce4" office:value-type="float" office:value="14.13" calcext:value-type="float">
            <text:p>14,13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NITOR SAMSUNG 19,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.1" calcext:value-type="float">
            <text:p>4,100</text:p>
          </table:table-cell>
        </table:table-row>
        <table:table-row table:style-name="ro1">
          <table:table-cell office:value-type="string" calcext:value-type="string">
            <text:p>MONITOR VIDE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.2" calcext:value-type="float">
            <text:p>5,20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1" calcext:value-type="float">
            <text:p>0,100</text:p>
          </table:table-cell>
        </table:table-row>
        <table:table-row table:style-name="ro1">
          <table:table-cell office:value-type="string" calcext:value-type="string">
            <text:p>NOBREAK GRANDE</text:p>
          </table:table-cell>
          <table:table-cell table:style-name="ce4" office:value-type="float" office:value="12.2" calcext:value-type="float">
            <text:p>12,2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BREAK PEQUENO</text:p>
          </table:table-cell>
          <table:table-cell table:style-name="ce4" office:value-type="float" office:value="7.6" calcext:value-type="float">
            <text:p>7,6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.1" calcext:value-type="float">
            <text:p>2,100</text:p>
          </table:table-cell>
        </table:table-row>
        <table:table-row table:style-name="ro1">
          <table:table-cell office:value-type="string" calcext:value-type="string">
            <text:p>PESO DE PORT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5" calcext:value-type="float">
            <text:p>65,00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JETO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.6" calcext:value-type="float">
            <text:p>2,600</text:p>
          </table:table-cell>
        </table:table-row>
        <table:table-row table:style-name="ro1">
          <table:table-cell office:value-type="string" calcext:value-type="string">
            <text:p>ROUPEIRO DE AÇO</text:p>
          </table:table-cell>
          <table:table-cell table:style-name="ce4" office:value-type="float" office:value="29.35" calcext:value-type="float">
            <text:p>29,35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ANNE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.89" calcext:value-type="float">
            <text:p>2,890</text:p>
          </table:table-cell>
        </table:table-row>
        <table:table-row table:style-name="ro1">
          <table:table-cell office:value-type="string" calcext:value-type="string">
            <text:p>SUPORTE PARA MONITOR FERRO</text:p>
          </table:table-cell>
          <table:table-cell table:style-name="ce4" office:value-type="float" office:value="4.6" calcext:value-type="float">
            <text:p>4,60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table:style-name="ce4" office:value-type="float" office:value="2.35" calcext:value-type="float">
            <text:p>2,35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CAP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45" calcext:value-type="float">
            <text:p>0,450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75" calcext:value-type="float">
            <text:p>0,750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.45" calcext:value-type="float">
            <text:p>1,450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table:style-name="ce4" office:value-type="float" office:value="5.2" calcext:value-type="float">
            <text:p>5,20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.48" calcext:value-type="float">
            <text:p>2,480</text:p>
          </table:table-cell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2"/>
    </number:number-style>
    <number:number-style style:name="N115">
      <number:number number:decimal-places="3" number:min-decimal-places="3" number:min-integer-digits="0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0:24:49.1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09:35:43.566000000</meta:creation-date>
    <dc:date>2025-03-14T11:06:56.646000000</dc:date>
    <meta:editing-duration>PT4H23M49S</meta:editing-duration>
    <meta:editing-cycles>3</meta:editing-cycles>
    <meta:generator>LibreOffice/7.5.5.2$Windows_X86_64 LibreOffice_project/ca8fe7424262805f223b9a2334bc7181abbcbf5e</meta:generator>
    <meta:document-statistic meta:table-count="1" meta:cell-count="184" meta:object-count="0"/>
  </office:meta>
</office:document-meta>
</file>